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808080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333333" draw:marker-start-width="0.242cm" draw:marker-end-width="0.242cm" draw:fill-color="#ffffff" draw:textarea-horizontal-align="justify" draw:textarea-vertical-align="top" draw:auto-grow-height="false" fo:padding-top="0.139cm" fo:padding-bottom="0.139cm" fo:padding-left="0.264cm" fo:padding-right="0.26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5" style:family="graphic" style:parent-style-name="objectwithoutfill">
      <style:graphic-properties svg:stroke-width="0.053cm" draw:marker-start="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draw:marker-start-width="0.321cm" draw:marker-end="Symmetric_20_Arrow" draw:marker-end-width="0.421cm" draw:stroke-linejoin="bevel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" draw:marker-start-width="0.321cm" draw:marker-end="Symmetric_20_Arrow" draw:marker-end-width="0.421cm" draw:stroke-linejoin="bevel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svg:stroke-color="#3465a4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106cm" svg:stroke-color="#ff3333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5.90000009536743pt" style:font-size-asian="6pt" style:font-size-complex="6pt"/>
    </style:style>
    <style:style style:name="P4" style:family="paragraph">
      <style:paragraph-properties fo:text-align="center"/>
      <style:text-properties fo:font-size="5.90000009536743pt" style:font-size-asian="6pt" style:font-size-complex="6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724cm" svg:y1="2.028cm" svg:x2="8.836cm" svg:y2="2.028cm">
          <text:p/>
        </draw:line>
        <draw:line draw:style-name="gr1" draw:text-style-name="P1" draw:layer="layout" svg:x1="1.724cm" svg:y1="7.869cm" svg:x2="8.836cm" svg:y2="7.827cm">
          <text:p/>
        </draw:line>
        <draw:line draw:style-name="gr1" draw:text-style-name="P1" draw:layer="layout" svg:x1="1.47cm" svg:y1="4.927cm" svg:x2="8.836cm" svg:y2="4.927cm">
          <text:p/>
        </draw:line>
        <draw:custom-shape draw:style-name="gr2" draw:text-style-name="P3" draw:layer="layout" svg:width="3.502cm" svg:height="3.302cm" svg:x="9.144cm" svg:y="3.318cm">
          <text:p text:style-name="P2"><text:span text:style-name="T1"/></text:p>
          <text:p text:style-name="P2"><text:span text:style-name="T1"/></text:p>
          <text:p text:style-name="P2"><text:span text:style-name="T1"><text:s text:c="17"/></text:span><text:span text:style-name="T1">RDMA <text:s/>WRITE</text:span></text:p>
          <text:p text:style-name="P2"><text:span text:style-name="T1"/></text:p>
          <text:p text:style-name="P2"><text:span text:style-name="T1"/></text:p>
          <text:p text:style-name="P2"><text:span text:style-name="T1"><text:s text:c="17"/></text:span><text:span text:style-name="T1">Store local SSD</text:span></text:p>
          <text:p text:style-name="P2"><text:span text:style-name="T1"/></text:p>
          <text:p text:style-name="P2"><text:span text:style-name="T1"/></text:p>
          <text:p text:style-name="P2"><text:span text:style-name="T1"><text:s text:c="17"/></text:span><text:span text:style-name="T1">Begin/End of <text:s/>consensus</text:span></text:p>
          <text:p text:style-name="P2"><text:span text:style-name="T1"/></text:p>
          <text:p text:style-name="P2"><text:span text:style-name="T1"/></text:p>
          <text:p text:style-name="P2"><text:span text:style-name="T1"><text:s text:c="17"/></text:span><text:span text:style-name="T1">Begin/End of wait quor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14cm" svg:height="0.564cm" svg:x="2.466cm" svg:y="5.938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914cm" svg:height="0.555cm" svg:x="5.168cm" svg:y="8.742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932cm" svg:height="0.809cm" svg:x="-0.054cm" svg:y="1.773cm">
          <draw:text-box>
            <text:p><text:span text:style-name="T2">Backup 1</text:span></text:p>
          </draw:text-box>
        </draw:frame>
        <draw:frame draw:style-name="gr4" draw:text-style-name="P5" draw:layer="layout" svg:width="1.916cm" svg:height="0.809cm" svg:x="-0.028cm" svg:y="7.616cm">
          <draw:text-box>
            <text:p><text:span text:style-name="T2">Backup 2</text:span></text:p>
          </draw:text-box>
        </draw:frame>
        <draw:frame draw:style-name="gr4" draw:text-style-name="P5" draw:layer="layout" svg:width="1.524cm" svg:height="0.809cm" svg:x="-0.014cm" svg:y="4.568cm">
          <draw:text-box>
            <text:p><text:span text:style-name="T2">Leader</text:span></text:p>
          </draw:text-box>
        </draw:frame>
        <draw:line draw:style-name="gr5" draw:text-style-name="P1" draw:layer="layout" svg:x1="3.171cm" svg:y1="4.941cm" svg:x2="4.695cm" svg:y2="2.041cm">
          <text:p/>
        </draw:line>
        <draw:line draw:style-name="gr6" draw:text-style-name="P1" draw:layer="layout" svg:x1="4.97cm" svg:y1="7.828cm" svg:x2="5.588cm" svg:y2="8.742cm">
          <text:p/>
        </draw:line>
        <draw:line draw:style-name="gr7" draw:text-style-name="P1" draw:layer="layout" svg:x1="3.502cm" svg:y1="4.94cm" svg:x2="4.81cm" svg:y2="7.827cm">
          <text:p/>
        </draw:line>
        <draw:line draw:style-name="gr6" draw:text-style-name="P1" draw:layer="layout" svg:x1="4.81cm" svg:y1="2.028cm" svg:x2="5.534cm" svg:y2="3.044cm">
          <text:p/>
        </draw:line>
        <draw:line draw:style-name="gr7" draw:text-style-name="P1" draw:layer="layout" svg:x1="6.372cm" svg:y1="7.829cm" svg:x2="8.074cm" svg:y2="4.929cm">
          <text:p/>
        </draw:line>
        <draw:line draw:style-name="gr7" draw:text-style-name="P1" draw:layer="layout" svg:x1="6.186cm" svg:y1="2.026cm" svg:x2="7.566cm" svg:y2="4.913cm">
          <text:p/>
        </draw:line>
        <draw:line draw:style-name="gr6" draw:text-style-name="P1" draw:layer="layout" svg:x1="2.01cm" svg:y1="4.929cm" svg:x2="2.772cm" svg:y2="5.939cm">
          <text:p/>
        </draw:line>
        <draw:line draw:style-name="gr8" draw:text-style-name="P1" draw:layer="layout" svg:x1="9.198cm" svg:y1="4.083cm" svg:x2="10.106cm" svg:y2="4.083cm">
          <text:p/>
        </draw:line>
        <draw:line draw:style-name="gr6" draw:text-style-name="P1" draw:layer="layout" svg:x1="9.198cm" svg:y1="4.842cm" svg:x2="10.106cm" svg:y2="4.842cm">
          <text:p/>
        </draw:line>
        <draw:custom-shape draw:style-name="gr9" draw:text-style-name="P1" draw:layer="layout" svg:width="0.294cm" svg:height="0.761cm" svg:x="1.816cm" svg:y="4.5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305cm" svg:height="0.761cm" svg:x="7.312cm" svg:y="4.5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text-style-name="P5" draw:layer="layout" svg:width="2.232cm" svg:height="0.809cm" svg:x="7.112cm" svg:y="1.368cm">
          <draw:text-box>
            <text:p><text:span text:style-name="T2">Time axis</text:span></text:p>
          </draw:text-box>
        </draw:frame>
        <draw:frame draw:style-name="gr4" draw:text-style-name="P5" draw:layer="layout" svg:width="1.016cm" svg:height="0.809cm" svg:x="2.255cm" svg:y="5.069cm">
          <draw:text-box>
            <text:p><text:span text:style-name="T2">L2</text:span></text:p>
          </draw:text-box>
        </draw:frame>
        <draw:line draw:style-name="gr8" draw:text-style-name="P1" draw:layer="layout" svg:x1="3.185cm" svg:y1="4.941cm" svg:x2="4.709cm" svg:y2="2.041cm">
          <text:p/>
        </draw:line>
        <draw:frame draw:style-name="gr4" draw:text-style-name="P5" draw:layer="layout" svg:width="1.016cm" svg:height="0.809cm" svg:x="3.085cm" svg:y="3.2cm">
          <draw:text-box>
            <text:p><text:span text:style-name="T2">L3</text:span></text:p>
          </draw:text-box>
        </draw:frame>
        <draw:frame draw:style-name="gr4" draw:text-style-name="P5" draw:layer="layout" svg:width="1.016cm" svg:height="0.809cm" svg:x="4.885cm" svg:y="4.4cm">
          <draw:text-box>
            <text:p><text:span text:style-name="T2">L4</text:span></text:p>
          </draw:text-box>
        </draw:frame>
        <draw:frame draw:style-name="gr4" draw:text-style-name="P5" draw:layer="layout" svg:width="1.016cm" svg:height="0.809cm" svg:x="5.026cm" svg:y="2.184cm">
          <draw:text-box>
            <text:p><text:span text:style-name="T2">B1</text:span></text:p>
          </draw:text-box>
        </draw:frame>
        <draw:frame draw:style-name="gr4" draw:text-style-name="P5" draw:layer="layout" svg:width="1.016cm" svg:height="0.809cm" svg:x="6.785cm" svg:y="3.2cm">
          <draw:text-box>
            <text:p><text:span text:style-name="T2">B2</text:span></text:p>
          </draw:text-box>
        </draw:frame>
        <draw:custom-shape draw:style-name="gr3" draw:text-style-name="P4" draw:layer="layout" svg:width="0.914cm" svg:height="0.564cm" svg:x="5.128cm" svg:y="3.038cm">
          <text:p text:style-name="P1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016cm" svg:height="0.809cm" svg:x="5.07cm" svg:y="7.869cm">
          <draw:text-box>
            <text:p><text:span text:style-name="T2">B1</text:span></text:p>
          </draw:text-box>
        </draw:frame>
        <draw:line draw:style-name="gr10" draw:text-style-name="P1" draw:layer="layout" svg:x1="7.617cm" svg:y1="4.668cm" svg:x2="7.617cm" svg:y2="5.176cm">
          <text:p/>
        </draw:line>
        <draw:line draw:style-name="gr10" draw:text-style-name="P1" draw:layer="layout" svg:x1="3.502cm" svg:y1="4.72cm" svg:x2="3.502cm" svg:y2="5.228cm">
          <text:p/>
        </draw:line>
        <draw:line draw:style-name="gr10" draw:text-style-name="P1" draw:layer="layout" svg:x1="9.417cm" svg:y1="5.965cm" svg:x2="9.417cm" svg:y2="6.473cm">
          <text:p/>
        </draw:line>
        <draw:custom-shape draw:style-name="gr9" draw:text-style-name="P1" draw:layer="layout" svg:width="0.235cm" svg:height="0.58cm" svg:x="9.317cm" svg:y="5.24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1" draw:layer="layout" svg:width="0.265cm" svg:height="0.58cm" svg:x="9.752cm" svg:y="5.24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1" draw:layer="layout" svg:x1="9.917cm" svg:y1="5.965cm" svg:x2="9.917cm" svg:y2="6.473cm">
          <text:p/>
        </draw:line>
        <draw:frame draw:style-name="gr4" draw:text-style-name="P5" draw:layer="layout" svg:width="1.016cm" svg:height="0.809cm" svg:x="6.985cm" svg:y="6.301cm">
          <draw:text-box>
            <text:p><text:span text:style-name="T2">B2</text:span></text:p>
          </draw:text-box>
        </draw:frame>
        <draw:frame draw:style-name="gr4" draw:text-style-name="P5" draw:layer="layout" svg:width="1.016cm" svg:height="0.809cm" svg:x="3.385cm" svg:y="6.301cm">
          <draw:text-box>
            <text:p><text:span text:style-name="T2">L3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9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36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9cm" fo:text-indent="0cm"/>
      <style:text-properties fo:font-size="9.6000003814697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1cm" fo:text-indent="0cm"/>
      <style:text-properties fo:font-size="9.6000003814697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cm" presentation:class="title" presentation:placeholder="true">
        <draw:text-box/>
      </draw:frame>
      <draw:frame presentation:style-name="Default-outline1" draw:layer="backgroundobjects" svg:width="11.429cm" svg:height="5.893cm" svg:x="0.635cm" svg:y="2.373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4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4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3H20M39S</meta:editing-duration>
    <meta:editing-cycles>66</meta:editing-cycles>
    <meta:generator>LibreOffice/4.2.8.2$Linux_X86_64 LibreOffice_project/420m0$Build-2</meta:generator>
    <dc:date>2016-11-17T00:41:32.128440280</dc:date>
    <meta:document-statistic meta:object-count="60"/>
  </office:meta>
</office:document-meta>
</file>